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paragraph-rsid="001e9cec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e9c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f6a4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officeooo:paragraph-rsid="001e9cec" style:font-size-asian="13pt" style:font-size-complex="13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f6a4d" style:font-size-asian="13pt" style:font-size-complex="13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style:font-size-asian="13pt" style:font-size-complex="13pt"/>
    </style:style>
    <style:style style:name="P11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3pt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normal" officeooo:rsid="001e9cec" officeooo:paragraph-rsid="0024573f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f6a4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6a4d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Heading_20_3">
      <style:paragraph-properties fo:margin-top="0cm" fo:margin-bottom="0cm" style:contextual-spacing="false" fo:line-height="100%" fo:text-align="justify" style:justify-single-word="false"/>
      <style:text-properties officeooo:paragraph-rsid="002f4258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1e9cec" style:font-size-asian="14pt" style:font-weight-asian="bold" style:font-size-complex="14pt" style:font-weight-complex="bold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3pt" fo:font-style="italic" officeooo:paragraph-rsid="001e9cec" fo:background-color="transparent" style:font-size-asian="13pt" style:font-style-asian="italic" style:font-size-complex="13pt" style:font-style-complex="italic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f6a4d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2d7fd5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e9cec"/>
    </style:style>
    <style:style style:name="P29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2f4258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rsid="001e9cec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style="normal" fo:font-weight="normal" officeooo:paragraph-rsid="001f6a4d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3pt" style:font-size-asian="13pt" style:font-size-complex="13pt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e9cec"/>
    </style:style>
    <style:style style:name="T2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" style:family="text">
      <style:text-properties style:font-name="Apple SD 산돌고딕 Neo"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Apple SD 산돌고딕 Neo" fo:font-size="13pt" fo:font-style="italic" fo:font-weight="bold" officeooo:rsid="002f4258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font-name="Apple SD 산돌고딕 Neo" fo:font-size="13pt" fo:font-style="italic" style:font-size-asian="13pt" style:font-style-asian="italic" style:font-size-complex="13pt" style:font-style-complex="italic"/>
    </style:style>
    <style:style style:name="T8" style:family="text">
      <style:text-properties style:font-name="Apple SD 산돌고딕 Neo" fo:font-size="13pt" fo:font-style="italic" officeooo:rsid="002f4258" style:font-size-asian="13pt" style:font-style-asian="italic" style:font-size-complex="13pt" style:font-style-complex="italic"/>
    </style:style>
    <style:style style:name="T9" style:family="text">
      <style:text-properties style:font-name="Apple SD 산돌고딕 Neo" fo:font-size="13pt" style:font-size-asian="13pt" style:font-size-complex="13pt"/>
    </style:style>
    <style:style style:name="T10" style:family="text">
      <style:text-properties style:font-name="Apple SD 산돌고딕 Neo" fo:font-size="13pt" officeooo:rsid="001e9cec" style:font-size-asian="13pt" style:font-size-complex="13pt"/>
    </style:style>
    <style:style style:name="T11" style:family="text">
      <style:text-properties style:font-name="Apple SD 산돌고딕 Neo" fo:font-size="13pt" fo:font-weight="normal" style:font-size-asian="13pt" style:font-weight-asian="normal" style:font-size-complex="13pt" style:font-weight-complex="normal"/>
    </style:style>
    <style:style style:name="T12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13" style:family="text">
      <style:text-properties style:font-name="Apple SD 산돌고딕 Neo" fo:font-size="13pt" fo:font-weight="normal" officeooo:rsid="002f4258" style:font-size-asian="13pt" style:font-weight-asian="normal" style:font-size-complex="13pt" style:font-weight-complex="normal"/>
    </style:style>
    <style:style style:name="T14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style:font-name="Apple SD 산돌고딕 Neo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e9cec" style:font-weight-asian="normal" style:font-weight-complex="normal"/>
    </style:style>
    <style:style style:name="T18" style:family="text">
      <style:text-properties fo:font-weight="normal" officeooo:rsid="002603ad" style:font-weight-asian="normal" style:font-weight-complex="normal"/>
    </style:style>
    <style:style style:name="T19" style:family="text">
      <style:text-properties fo:background-color="#f7d1d5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1e9cec" fo:background-color="transparent" loext:char-shading-value="0"/>
    </style:style>
    <style:style style:name="T22" style:family="text">
      <style:text-properties officeooo:rsid="002603ad" fo:background-color="transparent" loext:char-shading-value="0"/>
    </style:style>
    <style:style style:name="T23" style:family="text">
      <style:text-properties officeooo:rsid="002f4258" fo:background-color="transparent" loext:char-shading-value="0"/>
    </style:style>
    <style:style style:name="T24" style:family="text">
      <style:text-properties officeooo:rsid="002f4258" fo:background-color="transparent" loext:char-shading-value="0"/>
    </style:style>
    <style:style style:name="T25" style:family="text">
      <style:text-properties officeooo:rsid="001f6a4d"/>
    </style:style>
    <style:style style:name="T26" style:family="text">
      <style:text-properties officeooo:rsid="0022b077"/>
    </style:style>
    <style:style style:name="T27" style:family="text">
      <style:text-properties officeooo:rsid="002603ad"/>
    </style:style>
    <style:style style:name="T28" style:family="text">
      <style:text-properties officeooo:rsid="00280e01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e9cec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80e0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3" style:family="text">
      <style:text-properties fo:font-weight="bold" officeooo:rsid="001e9cec" style:font-weight-asian="bold" style:font-weight-complex="bold"/>
    </style:style>
    <style:style style:name="T3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36" style:family="text">
      <style:text-properties fo:font-size="13pt" fo:font-style="italic" fo:font-weight="normal" officeooo:rsid="002603ad" style:font-size-asian="13pt" style:font-style-asian="italic" style:font-weight-asian="normal" style:font-size-complex="13pt" style:font-style-complex="italic" style:font-weight-complex="normal"/>
    </style:style>
    <style:style style:name="T37" style:family="text">
      <style:text-properties fo:font-size="13pt" fo:font-style="italic" fo:font-weight="normal" officeooo:rsid="00277139" style:font-size-asian="13pt" style:font-style-asian="italic" style:font-weight-asian="normal" style:font-size-complex="13pt" style:font-style-complex="italic" style:font-weight-complex="normal"/>
    </style:style>
    <style:style style:name="T38" style:family="text">
      <style:text-properties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39" style:family="text">
      <style:text-properties fo:font-size="13pt" fo:font-style="italic" fo:font-weight="normal" officeooo:rsid="00277139" fo:background-color="#f7d1d5" loext:char-shading-value="0" style:font-size-asian="13pt" style:font-style-asian="italic" style:font-weight-asian="normal" style:font-size-complex="13pt" style:font-style-complex="italic" style:font-weight-complex="normal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fo:font-size="13pt" officeooo:rsid="002603ad" style:font-size-asian="13pt" style:font-size-complex="13pt"/>
    </style:style>
    <style:style style:name="T42" style:family="text">
      <style:text-properties fo:font-size="13pt" officeooo:rsid="002f4258" style:font-size-asian="13pt" style:font-size-complex="13pt"/>
    </style:style>
    <style:style style:name="T43" style:family="text">
      <style:text-properties fo:font-size="13pt" fo:font-weight="normal" style:font-size-asian="13pt" style:font-weight-asian="normal" style:font-size-complex="13pt" style:font-weight-complex="normal"/>
    </style:style>
    <style:style style:name="T44" style:family="text">
      <style:text-properties fo:font-size="13pt" fo:font-weight="bold" style:font-size-asian="13pt" style:font-weight-asian="bold" style:font-size-complex="13pt" style:font-weight-complex="bold"/>
    </style:style>
    <style:style style:name="T45" style:family="text">
      <style:text-properties officeooo:rsid="002d7fd5"/>
    </style:style>
    <style:style style:name="T46" style:family="text">
      <style:text-properties fo:color="#000000" loext:opacity="100%" style:font-name="Apple SD 산돌고딕 Neo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color="#000000" loext:opacity="100%" style:font-name="Apple SD 산돌고딕 Neo" fo:font-size="14pt" fo:font-style="italic" officeooo:rsid="002d7fd5" fo:background-color="transparent" loext:char-shading-value="0" style:font-size-asian="14pt" style:font-style-asian="italic" style:font-size-complex="14pt" style:font-style-complex="italic"/>
    </style:style>
    <style:style style:name="T48" style:family="text">
      <style:text-properties fo:color="#000000" loext:opacity="100%" style:font-name="Apple SD 산돌고딕 Neo" fo:font-size="14pt" fo:font-style="italic" fo:font-weight="bold" officeooo:rsid="002d7fd5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style:font-name="Apple SD 산돌고딕 Neo"/>
    </style:style>
    <style:style style:name="T50" style:family="text">
      <style:text-properties style:font-name="Apple SD 산돌고딕 Neo" fo:font-size="14pt" style:font-size-asian="14pt" style:font-size-complex="14pt"/>
    </style:style>
    <style:style style:name="T51" style:family="text">
      <style:text-properties style:font-name="Apple SD 산돌고딕 Neo" fo:font-size="14pt" fo:font-style="italic" style:font-size-asian="14pt" style:font-style-asian="italic" style:font-size-complex="14pt" style:font-style-complex="italic"/>
    </style:style>
    <style:style style:name="T52" style:family="text">
      <style:text-properties style:font-name="Apple SD 산돌고딕 Neo" fo:font-size="14pt" fo:font-style="italic" officeooo:rsid="002d7fd5" style:font-size-asian="14pt" style:font-style-asian="italic" style:font-size-complex="14pt" style:font-style-complex="italic"/>
    </style:style>
    <style:style style:name="T53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Apple SD 산돌고딕 Neo"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Apple SD 산돌고딕 Ne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style:font-name="Apple SD 산돌고딕 Neo" fo:font-size="14pt" fo:font-style="italic" fo:font-weight="bold" officeooo:rsid="002d7fd5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style:font-name="Apple SD 산돌고딕 Neo" fo:font-size="14pt" fo:font-weight="bold" style:font-size-asian="14pt" style:font-weight-asian="bold" style:font-size-complex="14pt" style:font-weight-complex="bold"/>
    </style:style>
    <style:style style:name="T58" style:family="text">
      <style:text-properties style:font-name="Apple SD 산돌고딕 Neo" fo:font-size="13pt" fo:font-weight="bold" style:font-size-asian="13pt" style:font-weight-asian="bold" style:font-size-complex="13pt" style:font-weight-complex="bold"/>
    </style:style>
    <style:style style:name="T59" style:family="text">
      <style:text-properties style:font-name="Apple SD 산돌고딕 Neo" fo:font-weight="bold" style:font-weight-asian="bold" style:font-weight-complex="bold"/>
    </style:style>
    <style:style style:name="T60" style:family="text">
      <style:text-properties officeooo:rsid="002f4258"/>
    </style:style>
    <style:style style:name="T61" style:family="text">
      <style:text-properties fo:background-color="#e0c2cd" loext:char-shading-value="0"/>
    </style:style>
    <style:style style:name="T62" style:family="text">
      <style:text-properties fo:background-color="#e0c2cd" loext:char-shading-value="0"/>
    </style:style>
    <style:style style:name="T63" style:family="text">
      <style:text-properties officeooo:rsid="002f4258" fo:background-color="#e0c2cd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<text:span text:style-name="T57">Graph-Theoretic Dynamic Time Warping </text:span><text:span text:style-name="Strong_20_Emphasis"><text:span text:style-name="T50">(Теоретико-графовая Графическая трансформация времени)</text:span></text:span></text:h>
      <text:p text:style-name="P23">Слайд <text:span text:style-name="T1">1</text:span></text:p>
      <text:p text:style-name="P6"><text:tab/>Здравствуйте! На сегодняшней презентации мы представляем результаты кластеризации временных рядов артериального давления пациентов. Основная цель — выделить группы пациентов со схожей динамикой показателей, чтобы в дальнейшем персонализировать подход к наблюдению и лечению.</text:p>
      <text:p text:style-name="P10">Для этого мы использовали метод GT-DTW, который позволяет учитывать не только схожесть паттернов давления, но и временную привязку измерений. </text:p>
      <text:p text:style-name="P3">__________________________________________________________________________________________________</text:p>
      <text:p text:style-name="P2">Слайд <text:span text:style-name="T1">2</text:span></text:p>
      <text:p text:style-name="P6"><text:tab/>Мы начали с загрузки очищенных данных, содержащих более 3.7 миллионов измерений. Нашей основной целью на этом этапе была кластеризация пациентов на основе динамики их артериального давления.</text:p>
      <text:p text:style-name="P6"><text:tab/>Для этого мы отобрали пациентов с наиболее длинными историями наблюдений — более 30 дней<text:span text:style-name="T1">[</text:span><text:span text:style-name="T27">1</text:span><text:span text:style-name="T1">]</text:span>. Таких оказалось около 7 <text:span text:style-name="T28">389</text:span><text:span text:style-name="T16">. </text:span>Для каждого из них мы сформировали дневные агрегаты<text:span text:style-name="T45">[2]</text:span> по САД, ДАД, пульсовому давлению и частоте пульса. Ряды были нормализованы методом Z-score<text:span text:style-name="T45">[3]</text:span>, чтобы мы могли сравнивать не абсолютные цифры, а динамику изменений относительно среднего уровня каждого пациента.</text:p>
      <text:list text:style-name="L1">
        <text:list-header>
          <text:p text:style-name="P24"><text:span text:style-name="T17">[</text:span><text:span text:style-name="T18">1</text:span><text:span text:style-name="T17">]</text:span><text:span text:style-name="T16">Слишком короткие ряды (&lt;30 дней) дают ненадежные паттерны. Нельзя увидеть тренды, цикличность. Случайные колебания перевешивают реальные паттерны.</text:span></text:p>
          <text:p text:style-name="P26"><text:span text:style-name="T46">[2]</text:span><text:span text:style-name="Strong_20_Emphasis"><text:span text:style-name="T53">Дневные агрегаты </text:span></text:span><text:span text:style-name="T53">— это показатели, рассчитанные на основе данных за каждый день. В контексте вашего анализа временных рядов пациентов это означает, что исходные данные (например, отметки о кризах) были сгруппированы по дням, и для каждого дня посчитали одну обобщенную характеристику. </text:span><text:span text:style-name="Strong_20_Emphasis"><text:span text:style-name="T53">Примеры дневных агрегатов: Сумма,Среднее,Максимум.</text:span></text:span></text:p>
          <text:p text:style-name="P26"><text:span text:style-name="Strong_20_Emphasis"><text:span text:style-name="T54">[3]Z-нормализация (стандартизация) — это преобразование данных, при котором каждый признак приводится к среднему арифметическому, равному 0, и стандартному отклонению, равному 1. Нормализация данных делается для того, чтобы привести все признаки к единому масштабу и сделать корректным сравнение между разными объектами (пациентами).</text:span></text:span><text:span text:style-name="T56"/></text:p>
        </text:list-header>
      </text:list>
      <text:p text:style-name="P3">__________________________________________________________________________________________________</text:p>
      <text:p text:style-name="P2">Слайд <text:span text:style-name="T1">3</text:span></text:p>
      <text:p text:style-name="P7"><text:tab/>Классический алгоритм DTW отлично справляется с поиском похожих паттернов, даже если они сдвинуты во времени. Но в медицине временной сдвиг имеет значение. Гипертонический криз, случившийся вчера, клинически более значим, чем криз год назад.</text:p>
      <text:p text:style-name="P8"><text:tab/>Поэтому мы реализовали модификацию — GT-DTW. В его формуле стоимости мы добавили штраф за расхождение в реальном времени. Чем больше временной разрыв между сопоставляемыми точками, тем выше штраф. Коэффициент гамма позволяет регулировать важность этого временного фактора. Мы установили его равным <text:span text:style-name="T19">единице</text:span><text:span text:style-name="T21">[</text:span><text:span text:style-name="T23">4</text:span><text:span text:style-name="T21">]</text:span><text:span text:style-name="T20">,</text:span> чтобы сбалансировать вклад формы ряда и времени. Также мы ограничили поиск окном в <text:span text:style-name="T19">14 дней</text:span><text:span text:style-name="T1">[</text:span><text:span text:style-name="T60">5</text:span><text:span text:style-name="T1">]</text:span>, так как сопоставлять точки с разницей в месяцы уже не имеет смысла.</text:p>
      <text:p text:style-name="P9"><text:soft-page-break/><text:span text:style-name="T33">График:</text:span><text:span text:style-name="T30"> </text:span><text:span text:style-name="T29">На этом графике представлены примеры нормализованных временных рядов САД и ДАД для четырех пациентов из кластеризационной выборки.</text:span></text:p>
      <text:p text:style-name="P18"><text:span text:style-name="Strong_20_Emphasis"><text:span text:style-name="T2">Детальный разбор:</text:span></text:span></text:p>
      <text:list text:continue-numbering="true" text:style-name="L1">
        <text:list-item>
          <text:p text:style-name="P25"><text:span text:style-name="Strong_20_Emphasis"><text:span text:style-name="T2">Структура графика: </text:span></text:span><text:span text:style-name="T2">Каждый из четырех подграфиков показывает динамику артериального давления конкретного пациента в течение периода наблюдения (от 140 до 280 дней). Синяя линия — систолическое давление (САД), зеленая — диастолическое (ДАД). Обе линии нормализованы (Z-score), поэтому их среднее значение равно 0, а стандартное отклонение — 1.</text:span></text:p>
        </text:list-item>
        <text:list-item>
          <text:p text:style-name="P25"><text:span text:style-name="Strong_20_Emphasis"><text:span text:style-name="T2">Индивидуальные особенности:</text:span></text:span></text:p>
          <text:list>
            <text:list-item>
              <text:p text:style-name="P25"><text:span text:style-name="Strong_20_Emphasis"><text:span text:style-name="T2">Пациент 1 (верхний левый): </text:span></text:span><text:span text:style-name="T2">Наблюдается выраженная цикличность с периодом примерно 20-30 дней. Видны синхронные подъемы и спады как САД, так и ДАД.</text:span></text:p>
            </text:list-item>
            <text:list-item>
              <text:p text:style-name="P25"><text:span text:style-name="Strong_20_Emphasis"><text:span text:style-name="T2">Пациент 2 (верхний правый): </text:span></text:span><text:span text:style-name="T2">Ряд более стабилен, но заметен тренд к снижению давления во второй половине наблюдения.</text:span></text:p>
            </text:list-item>
            <text:list-item>
              <text:p text:style-name="P25"><text:span text:style-name="Strong_20_Emphasis"><text:span text:style-name="T2">Пациент 3 (нижний левый): </text:span></text:span><text:span text:style-name="T2">Хорошо видны резкие пики (вероятно, кризы), после которых давление возвращается к базовому уровню.</text:span></text:p>
            </text:list-item>
            <text:list-item>
              <text:p text:style-name="P25"><text:span text:style-name="Strong_20_Emphasis"><text:span text:style-name="T2">Пациент 4 (нижний правый): </text:span></text:span><text:span text:style-name="T2">Наибольшая волатильность, частые колебания с амплитудой до 3 стандартных отклонений.</text:span></text:p>
            </text:list-item>
          </text:list>
        </text:list-item>
        <text:list-item>
          <text:p text:style-name="P25"><text:span text:style-name="Strong_20_Emphasis"><text:span text:style-name="T2">Ключевое наблюдение: </text:span></text:span><text:span text:style-name="T2">Даже визуально видно, что паттерны динамики у разных пациентов существенно различаются. Это оправдывает применение методов кластеризации временных рядов. Некоторые пациенты имеют стабильное течение, другие — кризовое, третьи — циклическое. GT-DTW должен уловить эти различия.</text:span></text:p>
        </text:list-item>
        <text:list-item>
          <text:p text:style-name="P25"><text:span text:style-name="Strong_20_Emphasis"><text:span text:style-name="T2">Связь с методом: </text:span></text:span><text:span text:style-name="T2">Такое разнообразие форм рядов — основная причина, по которой классическое евклидово расстояние неэффективно. Нам нужен метод, который может сопоставлять пики и впадины, даже если они сдвинуты во времени у разных пациентов.</text:span></text:p>
        </text:list-item>
      </text:list>
      <text:p text:style-name="P1"><text:span text:style-name="Strong_20_Emphasis"><text:span text:style-name="T35">[</text:span></text:span><text:span text:style-name="Strong_20_Emphasis"><text:span text:style-name="T38">4</text:span></text:span><text:span text:style-name="Strong_20_Emphasis"><text:span text:style-name="T35">] </text:span></text:span><text:span text:style-name="Strong_20_Emphasis"><text:span text:style-name="T34">Баланс между двумя компонентами:</text:span></text:span></text:p>
      <text:list text:style-name="L2">
        <text:list-item>
          <text:list>
            <text:list-item>
              <text:p text:style-name="P33">При γ = 1.0 формула стоимости принимает вид:</text:p>
              <text:list>
                <text:list-item>
                  <text:p text:style-name="P27"><text:span text:style-name="Source_20_Text"><text:span text:style-name="T3">Стоимость = (Δ значения)² + (Δt / Окно)²</text:span></text:span></text:p>
                </text:list-item>
              </text:list>
            </text:list-item>
            <text:list-item>
              <text:p text:style-name="P27"><text:span text:style-name="T2">Это означает, что </text:span><text:span text:style-name="Strong_20_Emphasis"><text:span text:style-name="T2">разница в значениях и временной сдвиг имеют равный "вес" </text:span></text:span><text:span text:style-name="T2">в итоговой метрике.</text:span></text:p>
            </text:list-item>
          </text:list>
        </text:list-item>
        <text:list-item>
          <text:p text:style-name="P27"><text:span text:style-name="Strong_20_Emphasis"><text:span text:style-name="T2">Масштабирование временного штрафа:</text:span></text:span></text:p>
          <text:list>
            <text:list-item>
              <text:p text:style-name="P33">При γ &lt; 1.0 (например, 0.5): временной фактор менее важен, алгоритм будет сопоставлять далеко отстоящие во времени точки, если их значения похожи.</text:p>
            </text:list-item>
            <text:list-item>
              <text:p text:style-name="P33">При γ &gt; 1.0 (например, 2.0): временной фактор доминирует, алгоритм будет штрафовать даже небольшие временные сдвиги, предпочитая сопоставлять точки с одинаковыми датами.</text:p>
            </text:list-item>
          </text:list>
        </text:list-item>
      </text:list>
      <text:list text:style-name="L3">
        <text:list-item>
          <text:list>
            <text:list-header>
              <text:p text:style-name="P38"><text:span text:style-name="T40">[</text:span><text:span text:style-name="T42">5</text:span><text:span text:style-name="T40">]</text:span><text:span text:style-name="Strong_20_Emphasis"><text:span text:style-name="T43">Биологические циклы:</text:span></text:span></text:p>
            </text:list-header>
            <text:list-item>
              <text:p text:style-name="P34">Артериальное давление подчиняется циркадным ритмам (сутки) и более длительным циклам, связанным с гормональными изменениями, погодой, физической активностью.</text:p>
            </text:list-item>
            <text:list-item>
              <text:p text:style-name="P34">Две недели — это достаточный период, чтобы захватить эти циклы, но не настолько большой, чтобы сопоставлять физиологически разные состояния.</text:p>
            </text:list-item>
          </text:list>
        </text:list-item>
        <text:list-item>
          <text:p text:style-name="P28"><text:span text:style-name="Strong_20_Emphasis"><text:span text:style-name="T2">Период восстановления после криза:</text:span></text:span></text:p>
          <text:list>
            <text:list-item>
              <text:p text:style-name="P34">Согласно клиническим наблюдениям, после гипертонического криза стабилизация давления обычно происходит в течение 3-7 дней.</text:p>
            </text:list-item>
            <text:list-item>
              <text:p text:style-name="P35"><text:soft-page-break/>Окно в 14 дней с запасом покрывает этот период, позволяя сопоставлять предкризовые и послекризовые состояния у разных пациентов.</text:p>
            </text:list-item>
          </text:list>
        </text:list-item>
      </text:list>
      <text:p text:style-name="P3">__________________________________________________________________________________________________</text:p>
      <text:p text:style-name="P3">Слайд <text:span text:style-name="T25">4</text:span></text:p>
      <text:p text:style-name="P6"><text:span text:style-name="T33"><text:tab/></text:span><text:span text:style-name="T29">Этот составной график содержит </text:span><text:span text:style-name="T31">две</text:span><text:span text:style-name="T29"> ключевые визуализации, позволяющие оценить качество полученных</text:span><text:span text:style-name="T32"> расстояний.</text:span></text:p>
      <text:p text:style-name="P14"><text:span text:style-name="T14">График</text:span><text:span text:style-name="Strong_20_Emphasis"><text:span text:style-name="T14">:</text:span></text:span></text:p>
      <text:list text:style-name="L4">
        <text:list-header>
          <text:p text:style-name="P29"><text:span text:style-name="Strong_20_Emphasis"><text:span text:style-name="T2">1. Гистограмма распределения расстояний</text:span></text:span></text:p>
        </text:list-header>
      </text:list>
      <text:p text:style-name="P13">На графике слева представлено распределение всех попарных <text:span text:style-name="T62">DTW расстояний</text:span><text:span text:style-name="T24">[6]</text:span> между пациентами.</text:p>
      <text:p text:style-name="P16"><text:span text:style-name="Strong_20_Emphasis"><text:span text:style-name="T5">Форма и симметрия:</text:span></text:span><text:span text:style-name="Strong_20_Emphasis"><text:span text:style-name="T2"> </text:span></text:span><text:span text:style-name="T2">Распределение имеет колоколообразную форму, близкую к нормальному. Об этом свидетельствует близость средней арифметической (зеленая линия, </text:span><text:span text:style-name="Strong_20_Emphasis"><text:span text:style-name="T2">Mean = 80.80</text:span></text:span><text:span text:style-name="T2">) и медианы (красная линия, </text:span><text:span text:style-name="Strong_20_Emphasis"><text:span text:style-name="T2">Median = 84.44</text:span></text:span><text:span text:style-name="T2">). Небольшое смещение указывает на то, что распределение симметрично и не имеет сильных перекосов в сторону очень малых или очень больших расстояний.</text:span></text:p>
      <text:p text:style-name="P16"><text:span text:style-name="Strong_20_Emphasis"><text:span text:style-name="T5">Диапазон:</text:span></text:span><text:span text:style-name="Strong_20_Emphasis"><text:span text:style-name="T2"> </text:span></text:span><text:span text:style-name="T2">Значения варьируются от </text:span><text:span text:style-name="Strong_20_Emphasis"><text:span text:style-name="T2">Min = 2.48 </text:span></text:span><text:span text:style-name="T2">до </text:span><text:span text:style-name="Strong_20_Emphasis"><text:span text:style-name="T2">Max = 244.24</text:span></text:span><text:span text:style-name="T2">. Это широкий диапазон, что является позитивным фактором для последующей кластеризации, так как алгоритмы смогут четко разделять пациентов на группы на основе различий в их временных рядах.</text:span></text:p>
      <text:p text:style-name="P16"><draw:frame draw:style-name="fr1" draw:name="Frame1" text:anchor-type="char" svg:width="0.041cm" draw:z-index="0"><draw:text-box fo:min-height="0.041cm"><text:p text:style-name="P20"/></draw:text-box></draw:frame><text:span text:style-name="Strong_20_Emphasis"><text:span text:style-name="T5">Масштаб:</text:span></text:span><text:span text:style-name="Strong_20_Emphasis"><text:span text:style-name="T2"> </text:span></text:span><text:span text:style-name="T2">Обратите внимание, что ось Y (частота) находится в масштабе, что говорит об огромном объеме проанализированных данных (более 54 миллионов пар), и пик распределения приходится на значения около 70–90.</text:span></text:p>
      <text:p text:style-name="P17"><text:span text:style-name="Strong_20_Emphasis"><text:span text:style-name="T2">2. Связь расстояния с разницей в частоте кризов</text:span></text:span></text:p>
      <text:p text:style-name="P13">Диаграмма рассеяния справа иллюстрирует взаимосвязь между попарным расстоянием (GT-DTW) и клинической характеристикой пациентов — разницей в количестве кризов (КЗС).</text:p>
      <text:p text:style-name="P16"><draw:frame draw:style-name="fr1" draw:name="Frame2" text:anchor-type="char" svg:width="0.041cm" draw:z-index="1"><draw:text-box fo:min-height="0.041cm"><text:p text:style-name="P20"/></draw:text-box></draw:frame><text:span text:style-name="Strong_20_Emphasis"><text:span text:style-name="T5">Зависимость:</text:span></text:span><text:span text:style-name="Strong_20_Emphasis"><text:span text:style-name="T2"> </text:span></text:span><text:span text:style-name="T2">Наблюдается положительная корреляция. Линия тренда описывается уравнением: </text:span><text:span text:style-name="Strong_20_Emphasis"><text:span text:style-name="T2">y=0.163x+76.38</text:span></text:span><text:span text:style-name="T2">.</text:span></text:p>
      <text:p text:style-name="P16"><text:span text:style-name="Strong_20_Emphasis"><text:span text:style-name="T5">Интерпретация:</text:span></text:span><text:span text:style-name="Strong_20_Emphasis"><text:span text:style-name="T2"> </text:span></text:span><text:span text:style-name="T2">Это математически подтверждает интуитивное предположение: чем больше два пациента различаются по частоте приступов (ось X), тем больше расстояние между их временными рядами (ось Y).</text:span></text:p>
      <text:p text:style-name="P16"><draw:frame draw:style-name="fr1" draw:name="Frame3" text:anchor-type="char" svg:width="0.041cm" draw:z-index="2"><draw:text-box fo:min-height="0.041cm"><text:p text:style-name="P20"/></draw:text-box></draw:frame><text:span text:style-name="Strong_20_Emphasis"><text:span text:style-name="T5">Сила связи:</text:span></text:span><text:span text:style-name="Strong_20_Emphasis"><text:span text:style-name="T2"> </text:span></text:span><text:span text:style-name="T2">Коэффициент корреляции </text:span><text:span text:style-name="Strong_20_Emphasis"><text:span text:style-name="T2">R = 0.166 </text:span></text:span><text:span text:style-name="T2">(вероятно, Пирсона) является слабым, но статистически значимым (p-value &lt; 2.2e-16). Низкое значение p-value говорит о том, что связь не случайна. Слабая сила корреляции (R2 всего 0.0275) является важным выводом: она означает, что разница в количестве кризов объясняет лишь около 2.75% вариативности в расстояниях. Остальная часть (97.25%) связана с различиями в </text:span><text:span text:style-name="Emphasis"><text:span text:style-name="T2">динамике</text:span></text:span><text:span text:style-name="T2">, </text:span><text:span text:style-name="Emphasis"><text:span text:style-name="T2">паттернах </text:span></text:span><text:span text:style-name="T2">и </text:span><text:span text:style-name="Emphasis"><text:span text:style-name="T2">структуре </text:span></text:span><text:span text:style-name="T2">временных рядов, которые и захватывает метрика DTW. Это подтверждает, что DTW улавливает гораздо более сложные взаимосвязи, чем просто сравнение агрегированных показателей.</text:span></text:p>
      <text:p text:style-name="P31"><text:span text:style-name="T4">[6]GT-DTW — это результат применения метрики </text:span><text:span text:style-name="Strong_20_Emphasis"><text:span text:style-name="T4">DTW </text:span></text:span><text:span text:style-name="T4">(Dynamic Time Warping) к временным рядам, которые были предварительно нормализованы. </text:span><text:span text:style-name="T2">Это число, которое показывает, </text:span><text:span text:style-name="Emphasis"><text:span text:style-name="T2">насколько не похожи </text:span></text:span><text:span text:style-name="T2">друг на друга два пациента по их временным графикам (дневным агрегатам кризов). </text:span><text:span text:style-name="Strong_20_Emphasis"><text:span text:style-name="T4">Маленькое расстояние </text:span></text:span><text:span text:style-name="T4">— пациенты ведут себя очень похоже. </text:span><text:span text:style-name="Strong_20_Emphasis"><text:span text:style-name="T4">Большое расстояние </text:span></text:span><text:span text:style-name="T4">— пациенты ведут себя по-разному.</text:span></text:p>
      <text:p text:style-name="P4"><text:soft-page-break/>__________________________________________________________________________________________________</text:p>
      <text:p text:style-name="P4">Слайд <text:span text:style-name="T25">5</text:span></text:p>
      <text:p text:style-name="P15"><text:span text:style-name="Strong_20_Emphasis"><text:span text:style-name="T10">Следующий ключевой вопрос — сколько кластеров выделить? </text:span></text:span><text:span text:style-name="T12">Мы использовали два подхода.</text:span></text:p>
      <text:p text:style-name="P17"><text:span text:style-name="T9">Первый — метрика Silhouette, которая оценивает, насколько объекты внутри кластеров близки друг к другу и далеки от объектов в других кластерах. Она показала наилучший результат при </text:span><text:span text:style-name="Strong_20_Emphasis"><text:span text:style-name="T9">2 кластерах</text:span></text:span><text:span text:style-name="T9">.</text:span></text:p>
      <text:p text:style-name="P17"><text:span text:style-name="T9">Второй подход — метод локтя, который оценивает сумму внутрикластерных расстояний. Здесь перегиб графика наблюдается уже на </text:span><text:span text:style-name="Strong_20_Emphasis"><text:span text:style-name="T9">2-3 кластерах</text:span></text:span><text:span text:style-name="T9">.</text:span></text:p>
      <text:p text:style-name="P17"><text:span text:style-name="Strong_20_Emphasis"><text:span text:style-name="T9">График:</text:span></text:span></text:p>
      <text:p text:style-name="P16"><text:span text:style-name="Strong_20_Emphasis"><text:span text:style-name="T9">Левый график — Silhouette Score:</text:span></text:span></text:p>
      <text:p text:style-name="P16"><text:span text:style-name="Strong_20_Emphasis"><text:span text:style-name="T9">Что изображено: </text:span></text:span><text:span text:style-name="T9">Зависимость качества кластеризации (чем выше, тем лучше) от числа кластеров k.</text:span></text:p>
      <text:p text:style-name="P16"><text:span text:style-name="Strong_20_Emphasis"><text:span text:style-name="T9">Ключевое наблюдение:</text:span></text:span></text:p>
      <text:p text:style-name="P16"><text:span text:style-name="T9">Наилучшее значение достигается при </text:span><text:span text:style-name="Strong_20_Emphasis"><text:span text:style-name="T9">k = 2 (0.330)</text:span></text:span><text:span text:style-name="T9">.</text:span></text:p>
      <text:p text:style-name="P11">При k = 3 показатель снижается до 0.220. Это говорит о том, что с точки зрения четкости разделения оптимально выделять два кластера.</text:p>
      <text:p text:style-name="P16"><text:span text:style-name="Strong_20_Emphasis"><text:span text:style-name="T9">Правый график — Метод локтя (Inertia):</text:span></text:span></text:p>
      <text:p text:style-name="P16"><text:span text:style-name="Strong_20_Emphasis"><text:span text:style-name="T9">Что изображено: </text:span></text:span><text:span text:style-name="T9">Сумма внутрикластерных расстояний (чем меньше, тем компактнее кластеры) в зависимости от k.</text:span></text:p>
      <text:p text:style-name="P16"><text:span text:style-name="Strong_20_Emphasis"><text:span text:style-name="T9">Ключевое наблюдение:</text:span></text:span></text:p>
      <text:p text:style-name="P11">Наибольшее падение инерции происходит при переходе от 2 к 3 кластерам.</text:p>
      <text:p text:style-name="P16"><text:span text:style-name="T9">После k = 3 график становится более пологим — каждый следующий кластер дает все меньшее улучшение компактности. "Локоть" (точка перегиба) находится в районе </text:span><text:span text:style-name="Strong_20_Emphasis"><text:span text:style-name="T9">k = 3</text:span></text:span><text:span text:style-name="T9">.</text:span></text:p>
      <text:p text:style-name="P16"><text:span text:style-name="Strong_20_Emphasis"><text:span text:style-name="T9">Вывод по графику:</text:span></text:span></text:p>
      <text:p text:style-name="P16"><text:span text:style-name="T9">Наблюдается небольшой конфликт: метрика силуэта указывает на </text:span><text:span text:style-name="Strong_20_Emphasis"><text:span text:style-name="T9">2 кластера</text:span></text:span><text:span text:style-name="T9">, метод локтя — на </text:span><text:span text:style-name="Strong_20_Emphasis"><text:span text:style-name="T9">3 кластера</text:span></text:span><text:span text:style-name="T9">.</text:span></text:p>
      <text:p text:style-name="P16"><text:span text:style-name="T9">Мы выбрали компромиссное решение в пользу интерпретируемости и остановились на </text:span><text:span text:style-name="Strong_20_Emphasis"><text:span text:style-name="T9">3 кластерах</text:span></text:span><text:span text:style-name="T9">. Это позволяет нам дать клинически осмысленную характеристику каждому из них.</text:span></text:p>
      <text:p text:style-name="P17"><text:span text:style-name="Strong_20_Emphasis"><text:span text:style-name="T9">Почему выбрали k = 3, а не k = 2?</text:span></text:span></text:p>
      <text:p text:style-name="P16"><text:span text:style-name="Strong_20_Emphasis"><text:span text:style-name="T9">Метод локтя указывает на k = 3. </text:span></text:span><text:span text:style-name="T9">Это классический критерий: после 3 кластеров снижение внутрикластерной суммы расстояний резко замедляется. Дальнейшее дробление дает минимальный выигрыш.</text:span></text:p>
      <text:p text:style-name="P16"><text:span text:style-name="Strong_20_Emphasis"><text:span text:style-name="T9">Клиническая интерпретируемость. </text:span></text:span><text:span text:style-name="T9">2 кластера — это слишком грубое деление ("стабильные" и "нестабильные"). 3 кластера позволяют выделить более тонкие профили: например, "стабильные", "средний риск", "нестабильные".</text:span></text:p>
      <text:p text:style-name="P16"><text:span text:style-name="Strong_20_Emphasis"><text:span text:style-name="T9">Качество при k = 3 приемлемое. </text:span></text:span><text:span text:style-name="T9">Silhouette Score (0.220) остается положительным, что говорит о наличии структуры в данных. Мы выбрали компромисс между математической точностью и практической пользой.</text:span></text:p>
      <text:p text:style-name="P4">__________________________________________________________________________________________________</text:p>
      <text:p text:style-name="P4">Слайд <text:span text:style-name="T25">6</text:span></text:p>
      <text:p text:style-name="P36">И вот наш главный результат — мы получили три устойчивых кластера, которые различаются как по динамике давления, так и по клиническим характеристикам.</text:p>
      <text:p text:style-name="P19"><text:span text:style-name="Strong_20_Emphasis"><text:span text:style-name="T9">Общая структура:</text:span></text:span></text:p>
      <text:list text:style-name="L5">
        <text:list-item>
          <text:p text:style-name="P37"><text:soft-page-break/>Три линии на одном графике, соответствующих кластерам 1, 2 и 3.</text:p>
        </text:list-item>
        <text:list-item>
          <text:p text:style-name="P37">Каждая линия — центроид кластера (усредненный паттерн динамики САД в нормализованных значениях).</text:p>
        </text:list-item>
      </text:list>
      <text:p text:style-name="P19"><text:span text:style-name="Strong_20_Emphasis"><text:span text:style-name="T9">Кластер 1 (n=815, среднее КЗС=242.9):</text:span></text:span><text:span text:style-name="T9"><text:line-break/>Центроид демонстрирует наибольшую амплитуду колебаний. Видны выраженные пики и спады, ряд нестабилен. Это группа </text:span><text:span text:style-name="Strong_20_Emphasis"><text:span text:style-name="T9">нестабильных пациентов с наиболее частыми кризами</text:span></text:span><text:span text:style-name="T9">. Высокая вариабельность давления — маркер повышенного риска.</text:span></text:p>
      <text:p text:style-name="P19"><text:span text:style-name="Strong_20_Emphasis"><text:span text:style-name="T9">Кластер 2 (n=4200, среднее КЗС=109.3):</text:span></text:span><text:span text:style-name="T9"><text:line-break/>Центроид практически представляет собой прямую линию с минимальными колебаниями вокруг нуля. Это говорит о высокой стабильности. Это группа </text:span><text:span text:style-name="Strong_20_Emphasis"><text:span text:style-name="T9">наиболее стабильных пациентов с наименьшим числом кризов</text:span></text:span><text:span text:style-name="T9">. Их регуляторные механизмы эффективно удерживают давление в узком коридоре значений.</text:span></text:p>
      <text:p text:style-name="P19"><text:span text:style-name="Strong_20_Emphasis"><text:span text:style-name="T9">Кластер 3 (n=2374, среднее КЗС=171.1):</text:span></text:span><text:span text:style-name="T9"><text:line-break/>Центроид занимает промежуточное положение: амплитуда колебаний умеренная, прослеживается определенная цикличность. Это </text:span><text:span text:style-name="Strong_20_Emphasis"><text:span text:style-name="T9">промежуточная группа умеренного риска</text:span></text:span><text:span text:style-name="T9">. Кризы случаются реже, чем в кластере 1, а динамика давления более предсказуема.</text:span></text:p>
      <text:p text:style-name="P19"><text:span text:style-name="Strong_20_Emphasis"><text:span text:style-name="T9">Ключевой вывод:</text:span></text:span><text:span text:style-name="T9"><text:line-break/>GT-DTW успешно разделил пациентов по степени вариабельности их временных рядов, и это разделение четко коррелирует с клинически значимым показателем — частотой кризов (КЗС). Чем выше волатильность ряда, тем чаще случаются кризы, что подтверждает валидность подхода.</text:span></text:p>
      <text:p text:style-name="P22">__________________________________________________________________________________________________</text:p>
      <text:p text:style-name="P5">Слайд <text:span text:style-name="T26">7</text:span></text:p>
      <text:p text:style-name="P12"><text:tab/>Мы успешно реализовали второй этап работы: реализовали алгоритм GT-DTW под задачи анализа временных рядов давления и в итоге получили три клинически интерпретируемых профиля пациентов, различающихся по стабильности состояния и частоте криз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9:25:17.367698150</meta:creation-date>
    <dc:date>2026-03-15T22:42:30.267703179</dc:date>
    <meta:editing-duration>PT7H24M47S</meta:editing-duration>
    <meta:editing-cycles>13</meta:editing-cycles>
    <meta:generator>LibreOffice/7.6.0.3$MacOSX_X86_64 LibreOffice_project/69edd8b8ebc41d00b4de3915dc82f8f0fc3b6265</meta:generator>
    <meta:document-statistic meta:table-count="0" meta:image-count="0" meta:object-count="0" meta:page-count="5" meta:paragraph-count="89" meta:word-count="1573" meta:character-count="12336" meta:non-whitespace-character-count="10841"/>
  </office:meta>
</office:document-meta>
</file>